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automatic-styles>
    <style:style style:name="P1" style:family="paragraph" style:parent-style-name="Standard"/>
  </office:automatic-styles>
  <office:body>
    <office:text>
      <text:h text:style-name="Heading" xml:id="intro" text:outline-level="1">Multiple things at once...</text:h>
      <text:p>
This example document allows many things to be in scope at once. So, for example, two event times are in scope at the same time. This situation might arise when one has two pieces of semantic information for which one is more specific than the other.
      </text:p>
      <text:p>
<text:bookmark-start text:name="The meeting"/>
Consider for example a meeting<text:bookmark-end text:name="The meeting"/> with multiple locations, one might like to highlight the paragraph with the building that the meeting is to take place in and the specific talks in that event with their room information. Likewise, the whole meeting time frame might be associated with the section of a document while specific meetings will have more fine grained temporal information.
      </text:p>
      <text:p>
The two scopes are setup using markup on the paragraph element and on the specific block of text at the end of the next paragraph that contains the final three words.
      </text:p>
      <text:p xml:id="widetime">
This paragraph has a time associated. The next reference to wing-b will be also be associated with more specific time information and a location. Let's meet in <text:meta xml:id="wingb">Wing-B at 11am</text:meta>.
      </text:p>
      <text:p>
This ODF file uses a single manifest.rdf to contain all the RDF/XML. As an added bonus, the manifest.rdf should be fairly human readable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7-12T22:24:15</meta:creation-date>
    <meta:document-statistic meta:table-count="0" meta:image-count="0" meta:object-count="0" meta:page-count="1" meta:paragraph-count="1" meta:word-count="2" meta:character-count="12"/>
    <dc:date>2011-07-12T22:25:12</dc:date>
    <meta:editing-duration>PT00H00M57S</meta:editing-duration>
    <meta:editing-cycles>1</meta:editing-cycles>
    <meta:generator>handcrafted</meta:generator>
  </office:meta>
</office:document-meta>
</file>